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c0aa4" officeooo:paragraph-rsid="002c0aa4"/>
    </style:style>
    <style:style style:name="P2" style:family="paragraph" style:parent-style-name="Standard">
      <style:text-properties style:font-name="Liberation Serif" fo:font-size="12pt" fo:font-style="italic" fo:font-weight="bold" officeooo:rsid="00126907" officeooo:paragraph-rsid="00126907" style:font-size-asian="10.5pt" style:font-style-asian="italic" style:font-weight-asian="bold" style:font-size-complex="12pt" style:font-style-complex="italic" style:font-weight-complex="bold"/>
    </style:style>
    <style:style style:name="P3" style:family="paragraph" style:parent-style-name="Standard">
      <style:text-properties style:font-name="Liberation Serif" fo:font-size="26pt" fo:font-style="italic" fo:font-weight="bold" officeooo:rsid="00126907" officeooo:paragraph-rsid="00126907" style:font-size-asian="26pt" style:font-style-asian="italic" style:font-weight-asian="bold" style:font-size-complex="26pt" style:font-style-complex="italic" style:font-weight-complex="bold"/>
    </style:style>
    <style:style style:name="P4" style:family="paragraph" style:parent-style-name="Standard">
      <style:text-properties style:font-name="Liberation Serif" fo:font-size="11pt" fo:font-style="normal" fo:font-weight="normal" officeooo:rsid="00126907" officeooo:paragraph-rsid="001a10c1" style:font-size-asian="11pt" style:font-style-asian="normal" style:font-weight-asian="normal" style:font-size-complex="11pt" style:font-style-complex="normal" style:font-weight-complex="normal"/>
    </style:style>
    <style:style style:name="P5" style:family="paragraph" style:parent-style-name="Standard">
      <style:text-properties style:font-name="Liberation Serif" fo:font-size="11pt" fo:font-style="normal" fo:font-weight="normal" officeooo:rsid="00126907" officeooo:paragraph-rsid="001553ce" style:font-size-asian="11pt" style:font-style-asian="normal" style:font-weight-asian="normal" style:font-size-complex="11pt" style:font-style-complex="normal" style:font-weight-complex="normal"/>
    </style:style>
    <style:style style:name="P6" style:family="paragraph" style:parent-style-name="Standard">
      <style:text-properties style:font-name="Liberation Serif" fo:font-size="11pt" fo:font-style="normal" fo:font-weight="normal" officeooo:rsid="0012e19a" officeooo:paragraph-rsid="0012e19a" style:font-size-asian="11pt" style:font-style-asian="normal" style:font-weight-asian="normal" style:font-size-complex="11pt" style:font-style-complex="normal" style:font-weight-complex="normal"/>
    </style:style>
    <style:style style:name="P7" style:family="paragraph" style:parent-style-name="Standard">
      <style:text-properties style:font-name="Liberation Serif" fo:font-size="11pt" fo:font-style="normal" fo:font-weight="normal" officeooo:rsid="0012e19a" officeooo:paragraph-rsid="001860ca" style:font-size-asian="11pt" style:font-style-asian="normal" style:font-weight-asian="normal" style:font-size-complex="11pt" style:font-style-complex="normal" style:font-weight-complex="normal"/>
    </style:style>
    <style:style style:name="P8" style:family="paragraph" style:parent-style-name="Standard">
      <style:text-properties style:font-name="Liberation Serif" fo:font-size="11pt" fo:font-style="normal" fo:font-weight="normal" officeooo:rsid="001acc75" officeooo:paragraph-rsid="001dfb53" style:font-size-asian="11pt" style:font-style-asian="normal" style:font-weight-asian="normal" style:font-size-complex="11pt" style:font-style-complex="normal" style:font-weight-complex="normal"/>
    </style:style>
    <style:style style:name="P9" style:family="paragraph" style:parent-style-name="Standard">
      <style:text-properties style:font-name="Liberation Serif" fo:font-size="11pt" fo:font-style="normal" fo:font-weight="normal" officeooo:rsid="001acc75" officeooo:paragraph-rsid="001acc75" style:font-size-asian="11pt" style:font-style-asian="normal" style:font-weight-asian="normal" style:font-size-complex="11pt" style:font-style-complex="normal" style:font-weight-complex="normal"/>
    </style:style>
    <style:style style:name="P10" style:family="paragraph" style:parent-style-name="Standard">
      <style:text-properties style:font-name="Liberation Serif" fo:font-size="11pt" fo:font-style="normal" fo:font-weight="normal" officeooo:rsid="001c446a" officeooo:paragraph-rsid="001c446a" style:font-size-asian="11pt" style:font-style-asian="normal" style:font-weight-asian="normal" style:font-size-complex="11pt" style:font-style-complex="normal" style:font-weight-complex="normal"/>
    </style:style>
    <style:style style:name="P11" style:family="paragraph" style:parent-style-name="Standard">
      <style:text-properties style:font-name="Liberation Serif" fo:font-size="11pt" fo:font-style="normal" fo:font-weight="normal" officeooo:rsid="00248ffa" officeooo:paragraph-rsid="00248ffa" style:font-size-asian="11pt" style:font-style-asian="normal" style:font-weight-asian="normal" style:font-size-complex="11pt" style:font-style-complex="normal" style:font-weight-complex="normal"/>
    </style:style>
    <style:style style:name="P12" style:family="paragraph" style:parent-style-name="Standard">
      <style:text-properties style:font-name="Liberation Serif" fo:font-size="11pt" fo:font-style="normal" fo:font-weight="bold" officeooo:rsid="001c446a" officeooo:paragraph-rsid="001c446a" style:font-size-asian="11pt" style:font-style-asian="normal" style:font-weight-asian="bold" style:font-size-complex="11pt" style:font-style-complex="normal" style:font-weight-complex="bold"/>
    </style:style>
    <style:style style:name="P13" style:family="paragraph" style:parent-style-name="Standard">
      <style:text-properties style:font-name="Liberation Serif" fo:font-size="11pt" fo:font-style="normal" fo:font-weight="bold" officeooo:rsid="00126907" officeooo:paragraph-rsid="001a10c1" style:font-size-asian="11pt" style:font-style-asian="normal" style:font-weight-asian="bold" style:font-size-complex="11pt" style:font-style-complex="normal" style:font-weight-complex="bold"/>
    </style:style>
    <style:style style:name="P14" style:family="paragraph" style:parent-style-name="Standard">
      <style:text-properties style:font-name="Liberation Serif" fo:font-size="11pt" fo:font-style="normal" fo:font-weight="bold" officeooo:rsid="00126907" officeooo:paragraph-rsid="001553ce" style:font-size-asian="11pt" style:font-style-asian="normal" style:font-weight-asian="bold" style:font-size-complex="11pt" style:font-style-complex="normal" style:font-weight-complex="bold"/>
    </style:style>
    <style:style style:name="P15" style:family="paragraph" style:parent-style-name="Standard">
      <style:text-properties style:font-name="Liberation Serif" fo:font-size="11pt" fo:font-style="normal" fo:font-weight="bold" officeooo:rsid="00248ffa" officeooo:paragraph-rsid="00248ffa" style:font-size-asian="11pt" style:font-style-asian="normal" style:font-weight-asian="bold" style:font-size-complex="11pt" style:font-style-complex="normal" style:font-weight-complex="bold"/>
    </style:style>
    <style:style style:name="P16" style:family="paragraph" style:parent-style-name="Standard">
      <style:text-properties officeooo:paragraph-rsid="00278ac6"/>
    </style:style>
    <style:style style:name="T1" style:family="text">
      <style:text-properties fo:font-weight="bold" style:font-weight-asian="bold" style:font-weight-complex="bold"/>
    </style:style>
    <style:style style:name="T2" style:family="text">
      <style:text-properties officeooo:rsid="001860ca"/>
    </style:style>
    <style:style style:name="T3" style:family="text">
      <style:text-properties officeooo:rsid="001a10c1"/>
    </style:style>
    <style:style style:name="T4" style:family="text">
      <style:text-properties officeooo:rsid="001c446a"/>
    </style:style>
    <style:style style:name="T5" style:family="text">
      <style:text-properties officeooo:rsid="001c7efc"/>
    </style:style>
    <style:style style:name="T6" style:family="text">
      <style:text-properties officeooo:rsid="001dfb53"/>
    </style:style>
    <style:style style:name="T7" style:family="text">
      <style:text-properties officeooo:rsid="001f06b1"/>
    </style:style>
    <style:style style:name="T8" style:family="text">
      <style:text-properties officeooo:rsid="002122f3"/>
    </style:style>
    <style:style style:name="T9" style:family="text">
      <style:text-properties style:font-name="Liberation Serif" fo:font-size="11pt" fo:font-style="normal" fo:font-weight="normal" officeooo:rsid="00278ac6" style:font-size-asian="11pt" style:font-style-asian="normal" style:font-weight-asian="normal" style:font-size-complex="11pt" style:font-style-complex="normal" style:font-weight-complex="normal"/>
    </style:style>
    <style:style style:name="T10" style:family="text">
      <style:text-properties style:font-name="Liberation Serif" fo:font-size="11pt" fo:font-style="normal" fo:font-weight="normal" officeooo:rsid="00292182" style:font-size-asian="11pt" style:font-style-asian="normal" style:font-weight-asian="normal" style:font-size-complex="11pt" style:font-style-complex="normal" style:font-weight-complex="normal"/>
    </style:style>
    <style:style style:name="T11" style:family="text">
      <style:text-properties style:font-name="Liberation Serif" fo:font-size="11pt" fo:font-style="normal" fo:font-weight="normal" officeooo:rsid="0030257c" style:font-size-asian="11pt" style:font-style-asian="normal" style:font-weight-asian="normal" style:font-size-complex="11pt" style:font-style-complex="normal" style:font-weight-complex="normal"/>
    </style:style>
    <style:style style:name="T12" style:family="text">
      <style:text-properties style:font-name="Liberation Serif" fo:font-size="11pt" fo:font-style="normal" style:text-underline-style="none" fo:font-weight="normal" officeooo:rsid="00292182" style:font-size-asian="11pt" style:font-style-asian="normal" style:font-weight-asian="normal" style:font-size-complex="11pt" style:font-style-complex="normal" style:font-weight-complex="normal"/>
    </style:style>
    <style:style style:name="T13" style:family="text">
      <style:text-properties officeooo:rsid="002d075b"/>
    </style:style>
    <style:style style:name="T14" style:family="text">
      <style:text-properties officeooo:rsid="002e657f"/>
    </style:style>
    <style:style style:name="T15" style:family="text">
      <style:text-properties officeooo:rsid="003025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1</text:p>
      <text:p text:style-name="P2"/>
      <text:p text:style-name="P13">1. Ejecutar los siguientes casos y justificar su comportamiento:</text:p>
      <text:p text:style-name="P4"><text:line-break/><text:span text:style-name="T1">a. ./practica1 (multicore)</text:span></text:p>
      <text:p text:style-name="P6">En este caso, al ejecutar el código empleando más de una cpu, se puede observar que en todas las ejecuciones de los hilos se cumple con el tiempo de coste y el periodo. <text:span text:style-name="T4">Esto se debe a que la carga del trabajo se reparte entre los distintas cpus.</text:span></text:p>
      <text:p text:style-name="P5"><text:line-break/><text:span text:style-name="T1">b. ./practica1 (monocore)</text:span></text:p>
      <text:p text:style-name="P7">En este caso, al ejecutar el código empleando <text:span text:style-name="T2">solo una</text:span> cpu, se puede observar que en <text:span text:style-name="T3">ninguna de</text:span> las ejecuciones de los hilos <text:span text:style-name="T3">se ha podido c</text:span>umpl<text:span text:style-name="T3">ir </text:span>con el tiempo de coste y el periodo <text:span text:style-name="T3">especificado, dado que supone una carga demasiado grande para que solo una cpu sea capaz de ejecutarla.</text:span></text:p>
      <text:p text:style-name="P5"/>
      <text:p text:style-name="P14">c. ./practica1 (monocore) + stress</text:p>
      <text:p text:style-name="P8">En este otro caso, al ejecutar el código con una sola cpu y generando estrés computacional en todas las cpu<text:span text:style-name="T4">s</text:span>, ninguno de los hilos de ejecución es capaz de cumplir con el tiempo de coste y el periodo. <text:span text:style-name="T5">Comparando este resultado con la ejecución </text:span><text:span text:style-name="T6">monocore</text:span><text:span text:style-name="T5"> sin estrés computacional, </text:span><text:span text:style-name="T6">apenas se puede apreciar el cambio que genera </text:span><text:span text:style-name="T7">en este resultado </text:span><text:span text:style-name="T6">que </text:span><text:span text:style-name="T7">las </text:span><text:span text:style-name="T6">cpu</text:span><text:span text:style-name="T7">s</text:span><text:span text:style-name="T6"> esté</text:span><text:span text:style-name="T7">n</text:span><text:span text:style-name="T6"> estresada</text:span><text:span text:style-name="T7">s </text:span><text:span text:style-name="T6">computacionalmente. </text:span></text:p>
      <text:p text:style-name="P9"/>
      <text:p text:style-name="P14">d. ./practica1 (multicore) + stress</text:p>
      <text:p text:style-name="P10">En este último caso, <text:span text:style-name="T5">se ejecuta el código empleando más de una cpu y generando estrés computacional en todas las cpus. El resultado de dicha prueba es muy distinto al obtenido en el resto de escenarios. Se puede observar cómo algunos hilos en algunas iteraciones consiguen cumplir con el tiempo de coste y periodo especificado, mientras que en otros hilos se produce un fallo temporal dado que el tiempo de coste se encuentra fuera del especificado. Comparando este resultado con la ejecución multicore sin estrés computacional, se puede observar la diferencia que genera que todas las cpus se encuentren estresadas. </text:span><text:span text:style-name="T13">Sin embargo, tras varias pruebas en distintos ordenadores del laboratorio, el resultado varía dependiendo del ordenador en el que se ejecute dicho programa, cumpliendo en algunos </text:span><text:span text:style-name="T15">los requisitos temporales</text:span><text:span text:style-name="T13">.</text:span></text:p>
      <text:p text:style-name="P10"/>
      <text:p text:style-name="P12">2. ¿En qué casos de ejecución (nombrados anteriormente) el sistema es capaz de cumplir las restricciones temporales (tanto tiempo de cómputo como periodicidad)?</text:p>
      <text:p text:style-name="P10">Ú<text:span text:style-name="T8">nicamente en el caso de ejecución multicore sin estrés computacional, </text:span><text:span text:style-name="T14">sin tener en cuenta el último escenario en el que el resultado varía en función del ordenador</text:span><text:span text:style-name="T8">.</text:span></text:p>
      <text:p text:style-name="P10"/>
      <text:p text:style-name="P12">3. ¿Qué número mínimo de cpus se necesitan para que tu programa ejecute correctamente sin fallos de restricciones temporales? Usa el comando taskset para comprobarlo.</text:p>
      <text:p text:style-name="P11">Tras realizar varias pruebas, el número mínimo de cpus que se necesitan para que mi programa ejecute correctamente sin fallos de restricciones temporales son 3.</text:p>
      <text:p text:style-name="P11"/>
      <text:p text:style-name="P15">4. ¿Qué solución se podría proponer para cumplir plazos estrictos temporales de periodicidad en la ejecución de los threads utilizando la configuración actual que tienen los ordenadores del laboratorio?</text:p>
      <text:p text:style-name="P16"><text:span text:style-name="T9">Se </text:span><text:span text:style-name="T10">podrían crear los threads modificando su prioridad a un nivel más alto, y así conseguir de esta manera que el </text:span><text:span text:style-name="T11">planificador</text:span><text:span text:style-name="T10"> otorgue más cpu a dichos </text:span><text:span text:style-name="T12">threads</text:span><text:span text:style-name="T10"> pudiendo cumplir con los plazos estrictos temporales de periodicida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c0aa4" officeooo:paragraph-rsid="002c0a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Daniel Alejandro Quinga López</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09:41:40.536476901</meta:creation-date>
    <dc:date>2022-09-29T17:17:43.143412640</dc:date>
    <meta:editing-duration>PT1H44M16S</meta:editing-duration>
    <meta:editing-cycles>26</meta:editing-cycles>
    <meta:generator>LibreOffice/6.4.7.2$Linux_X86_64 LibreOffice_project/40$Build-2</meta:generator>
    <meta:document-statistic meta:table-count="0" meta:image-count="0" meta:object-count="0" meta:page-count="1" meta:paragraph-count="17" meta:word-count="491" meta:character-count="3051" meta:non-whitespace-character-count="2574"/>
  </office:meta>
</office:document-meta>
</file>